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font-size="14pt" style:font-size-asian="14pt" style:font-size-complex="14pt"/>
    </style:style>
    <style:style style:name="T5" style:parent-style-name="Policepardéfaut" style:family="text">
      <style:text-properties fo:font-weight="bold" style:font-weight-asian="bold" style:font-weight-complex="bold" fo:font-size="14pt" style:font-size-asian="14pt" style:font-size-complex="14pt"/>
    </style:style>
    <style:style style:name="T6" style:parent-style-name="Policepardéfaut" style:family="text">
      <style:text-properties fo:font-weight="bold" style:font-weight-asian="bold" style:font-weight-complex="bold" fo:font-size="14pt" style:font-size-asian="14pt" style:font-size-complex="14pt"/>
    </style:style>
    <style:style style:name="T7" style:parent-style-name="Policepardéfaut" style:family="text">
      <style:text-properties fo:font-weight="bold" style:font-weight-asian="bold" style:font-weight-complex="bold" fo:font-size="14pt" style:font-size-asian="14pt" style:font-size-complex="14pt"/>
    </style:style>
    <style:style style:name="T8" style:parent-style-name="Policepardéfaut" style:family="text">
      <style:text-properties fo:font-weight="bold" style:font-weight-asian="bold" style:font-weight-complex="bold" fo:font-size="14pt" style:font-size-asian="14pt" style:font-size-complex="14pt"/>
    </style:style>
    <style:style style:name="T9" style:parent-style-name="Policepardéfaut" style:family="text">
      <style:text-properties fo:font-weight="bold" style:font-weight-asian="bold" style:font-weight-complex="bold"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 style:parent-style-name="Policepardéfaut" style:family="text">
      <style:text-properties fo:font-weight="bold" style:font-weight-asian="bold" style:font-weight-complex="bold" fo:font-size="14pt" style:font-size-asian="14pt" style:font-size-complex="14pt"/>
    </style:style>
    <style:style style:name="T13" style:parent-style-name="Policepardéfaut" style:family="text">
      <style:text-properties fo:font-weight="bold" style:font-weight-asian="bold" style:font-weight-complex="bold" fo:font-size="14pt" style:font-size-asian="14pt" style:font-size-complex="14pt"/>
    </style:style>
    <style:style style:name="T14" style:parent-style-name="Policepardéfaut" style:family="text">
      <style:text-properties fo:color="#70AD47"/>
    </style:style>
    <style:style style:name="T15" style:parent-style-name="Policepardéfaut" style:family="text">
      <style:text-properties fo:color="#70AD47"/>
    </style:style>
    <style:style style:name="T16" style:parent-style-name="Policepardéfaut" style:family="text">
      <style:text-properties fo:font-weight="bold" style:font-weight-asian="bold" style:font-weight-complex="bold" fo:font-size="14pt" style:font-size-asian="14pt" style:font-size-complex="14pt"/>
    </style:style>
    <style:style style:name="T17" style:parent-style-name="Policepardéfaut" style:family="text">
      <style:text-properties fo:font-weight="bold" style:font-weight-asian="bold" style:font-weight-complex="bold" fo:font-size="14pt" style:font-size-asian="14pt" style:font-size-complex="14pt"/>
    </style:style>
    <style:style style:name="P1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9" style:parent-style-name="Normal" style:family="paragraph">
      <style:text-properties fo:font-weight="bold" style:font-weight-asian="bold" style:font-weight-complex="bold" fo:font-size="16pt" style:font-size-asian="16pt" style:font-size-complex="16pt"/>
    </style:style>
    <style:style style:name="P2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1" style:parent-style-name="Normal" style:family="paragraph">
      <style:text-properties fo:font-weight="bold" style:font-weight-asian="bold" style:font-weight-complex="bold" fo:font-size="12pt" style:font-size-asian="12pt" style:font-size-complex="12pt"/>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font-weight="bold" style:font-weight-asian="bold" style:font-weight-complex="bold"/>
    </style:style>
    <style:style style:name="P26" style:parent-style-name="Normal" style:family="paragraph">
      <style:text-properties fo:font-weight="bold" style:font-weight-asian="bold" style:font-weight-complex="bold" fo:font-size="16pt" style:font-size-asian="16pt" style:font-size-complex="16pt"/>
    </style:style>
    <style:style style:name="T27" style:parent-style-name="Policepardéfaut" style:family="text">
      <style:text-properties fo:font-weight="bold" style:font-weight-asian="bold" style:font-weight-complex="bold" fo:font-size="12pt" style:font-size-asian="12pt" style:font-size-complex="12pt"/>
    </style:style>
    <style:style style:name="T28" style:parent-style-name="Policepardéfaut" style:family="text">
      <style:text-properties fo:font-weight="bold" style:font-weight-asian="bold" style:font-weight-complex="bold" fo:font-size="12pt" style:font-size-asian="12pt" style:font-size-complex="12pt"/>
    </style:style>
    <style:style style:name="T29" style:parent-style-name="Policepardéfaut" style:family="text">
      <style:text-properties fo:font-size="12pt" style:font-size-asian="12pt" style:font-size-complex="12pt"/>
    </style:style>
    <style:style style:name="T30" style:parent-style-name="Policepardéfaut" style:family="text">
      <style:text-properties fo:font-weight="bold" style:font-weight-asian="bold" style:font-weight-complex="bold" fo:font-size="12pt" style:font-size-asian="12pt" style:font-size-complex="12pt"/>
    </style:style>
    <style:style style:name="T31" style:parent-style-name="Policepardéfaut" style:family="text">
      <style:text-properties fo:font-size="12pt" style:font-size-asian="12pt" style:font-size-complex="12pt"/>
    </style:style>
    <style:style style:name="T32" style:parent-style-name="Policepardéfaut" style:family="text">
      <style:text-properties fo:font-size="12pt" style:font-size-asian="12pt" style:font-size-complex="12pt"/>
    </style:style>
    <style:style style:name="T33" style:parent-style-name="Policepardéfaut" style:family="text">
      <style:text-properties fo:font-weight="bold" style:font-weight-asian="bold" style:font-weight-complex="bold" fo:font-size="12pt" style:font-size-asian="12pt" style:font-size-complex="12pt"/>
    </style:style>
    <style:style style:name="T34" style:parent-style-name="Policepardéfaut" style:family="text">
      <style:text-properties fo:font-weight="bold" style:font-weight-asian="bold" style:font-weight-complex="bold" fo:font-size="12pt" style:font-size-asian="12pt" style:font-size-complex="12pt"/>
    </style:style>
    <style:style style:name="T35" style:parent-style-name="Policepardéfaut" style:family="text">
      <style:text-properties fo:font-size="12pt" style:font-size-asian="12pt" style:font-size-complex="12pt"/>
    </style:style>
    <style:style style:name="P36" style:parent-style-name="Normal" style:family="paragraph">
      <style:text-properties fo:font-weight="bold" style:font-weight-asian="bold" style:font-weight-complex="bold" fo:font-size="20pt" style:font-size-asian="20pt" style:font-size-complex="20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weight="bold" style:font-weight-asian="bold" style:font-weight-complex="bold" fo:font-size="12pt" style:font-size-asian="12pt" style:font-size-complex="12pt"/>
    </style:style>
    <style:style style:name="P40" style:parent-style-name="Normal" style:family="paragraph">
      <style:text-properties fo:font-weight="bold" style:font-weight-asian="bold" style:font-weight-complex="bold" fo:font-size="12pt" style:font-size-asian="12pt" style:font-size-complex="12pt"/>
    </style:style>
    <style:style style:name="T41" style:parent-style-name="Policepardéfaut" style:family="text">
      <style:text-properties fo:font-weight="bold" style:font-weight-asian="bold" style:font-weight-complex="bold" fo:font-size="12pt" style:font-size-asian="12pt" style:font-size-complex="12pt"/>
    </style:style>
    <style:style style:name="T42" style:parent-style-name="Policepardéfaut" style:family="text">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weight="bold" style:font-weight-asian="bold" style:font-weight-complex="bold" fo:font-size="12pt" style:font-size-asian="12pt" style:font-size-complex="12pt"/>
    </style:style>
    <style:style style:name="T48" style:parent-style-name="Policepardéfaut" style:family="text">
      <style:text-properties fo:language="en" fo:country="US"/>
    </style:style>
    <style:style style:name="T49" style:parent-style-name="Policepardéfaut" style:family="text">
      <style:text-properties fo:language="en" fo:country="US"/>
    </style:style>
  </office:automatic-styles>
  <office:body>
    <office:text text:use-soft-page-breaks="true">
      <text:p text:style-name="P1">L’origine du Big Data :</text:p>
      <text:p text:style-name="Normal">Le terme « BIG DATA » est apparue en octobre 1997 dans une articles scientifiques sur les défis technologiques à relever pour visualiser les « grands ensembles de données. »</text:p>
      <text:p text:style-name="Normal">Se n’est qu’en 2002 que le terme s’est popularisé lors du passage presque complet de l’analog au digital,qui a entrainé un flux de données à gérer et socker considérablement plus conséquent qu’avant.</text:p>
      <text:p text:style-name="Normal"/>
      <text:p text:style-name="P2">Qu’est-ce que le Big Data ?</text:p>
      <text:p text:style-name="Normal">Le big data est un terme utilisé pour désigner un grand nombres de données qui ne font que d’augmenter avec le temps.C’est quand les données sont tellement grandes et complexe à gérer et stocker à<text:s/>travers les outils et méthodes traditionnels.</text:p>
      <text:p text:style-name="P3">Le Big Data est composé de 3 grand V et de 2 V recémment devenu important:</text:p>
      <text:p text:style-name="Normal"><text:span text:style-name="T4">V</text:span>olume :depuis la migration semi totale vers le digital,Il y’a eu une explosion du nombre de données généré par rapport à <text:s/>l’ère de l’analoge.Le volume concerne les quantités énormes de données générés qui seront à traiter et stocker.En 2020,il y’a eu plus de 43 trillions de gigabytes.</text:p>
      <text:p text:style-name="Normal"><text:span text:style-name="T5">V</text:span>elocité/<text:span text:style-name="T6">V</text:span>itesse :Au vu du nombres des données qu’il y’a à traiter,il est d’autant plus exiger que le temps de réponses entre chaque données se fassent le plus rapidement possible afin d’avoir un meilleur traitement des données.L’idéal est que la gestion de traitement de données se fasse en temps réel.</text:p>
      <text:p text:style-name="Normal"><text:span text:style-name="T7">V</text:span>ariété :De nos jours,toutes informations sont considérés comme des données.Que se soit un simple message sur facebook,à un fichier audio ou encore un programme.Il y’a des technologies qui permettent d’analyser et recouper les données non structurées qui représentent au moins 80% des informations collectées.</text:p>
      <text:p text:style-name="Normal"><text:span text:style-name="T8">V</text:span>éracité :C’est l’un des plus gros enjeux majeurs de l’exploitation des big Data.Il peut y’avoir des données frauduleuses(faux profils sur les réseaux sociaux,fautes d’ortographes,fraudes en tout genre etc…).Il est donc nécessaire de doubler de prudence lors de l’analyse et recoupement des données.</text:p>
      <text:p text:style-name="Normal"><text:span text:style-name="T9">V</text:span>aleur :En fonction de l’entreprises,les données stockées ne sont pas là pour faire Joli !Avec des technologies de stockages,les entreprises peuvent,par la suite,explorer les différents moyens d’exploiter les données que ces derniers possèdent(on peut prendre l’exemple des pubs ciblés.)</text:p>
      <text:p text:style-name="P10"/>
      <text:p text:style-name="P11">Les types d’outils pour gérer le big data :</text:p>
      <text:p text:style-name="Normal"><text:span text:style-name="T12">Hadoop :</text:span>Hadoop est un framework libre et open source écrit en en Java destiné à faciliter la création d’applications distribuées(au niveau du stockage de données et de leur traitement.)pour leurs permettre de travailer avec des milliers de nœuds et pétaoctets de données.</text:p>
      <text:p text:style-name="Normal"><text:span text:style-name="T13">Apache Storm :</text:span><text:s/>Apache Storm est un framework <text:s/>de calcul<text:s/>de traitement de flux,écrit principalement dans le language de programmation Clojure<text:span text:style-name="T14">.(Clojure est une language de<text:s/></text:span><text:soft-page-break/><text:span text:style-name="T15">programmation fonctionnel compilé,multi-plateforme.Il est destiné à la création de programmes sûrs et facilement distribuables.)</text:span></text:p>
      <text:p text:style-name="Normal"><text:span text:style-name="T16">MongoDB :</text:span><text:s/>MongoDB est un système de gestion de base de données orienté documents,respartissable sur un nombre quelconques d’ordinateurs.Il fait partie de la mouvance NoSQL et a été écrit en C++ .</text:p>
      <text:p text:style-name="Normal"><text:span text:style-name="T17">Cassandra :</text:span>Apache Cassandra est un système de gestion de base de données<text:s/>qui,comme MongoDB,est de type NoSQL.Apache Cassandra est conçu pour pouvoir gérer des quantités massives de donnnées sur un grand nombre de serveurs.</text:p>
      <text:p text:style-name="Normal"/>
      <text:p text:style-name="P18">L’origine du Big Data :</text:p>
      <text:p text:style-name="Normal">Le terme « BIG DATA » est apparue en octobre 1997 dans une articles<text:s/>scientifiques sur les défis technologiques à relever pour visualiser les « grands ensembles de données. »</text:p>
      <text:p text:style-name="Normal">Se n’est qu’en 2002 que le terme s’est popularisé lors du passage presque complet de l’analog au digital,qui a entrainé un flux de données à gérer et<text:s/>socker considérablement plus conséquent qu’avant.</text:p>
      <text:p text:style-name="Normal"/>
      <text:p text:style-name="P19"/>
      <text:p text:style-name="P20">Qui sont concernés par le Big data ?</text:p>
      <text:p text:style-name="Normal">Le Big Data s’applique dans tous les domaines liés au Web.Dans l’exemple du domaine de l’e-commerce,rien que les termes du type « ceux qui ont acheté le produit<text:s/>[insert produit name] ont aussi acheté[insert name] par du principe qu’il évalue des millions de données d’achats concernant d’autres clients ayant eu les mêmes achats.</text:p>
      <text:p text:style-name="P21">Les domaines tirant profit du Big Data :</text:p>
      <text:p text:style-name="Normal"><text:span text:style-name="T22">La <text:s/>recherche <text:s/>médicale :</text:span>Grâce au Big Data,les<text:s/>travaillant peuvent trouver de meilleures solutions de thérapie et de traitement pour leurs patients.</text:p>
      <text:p text:style-name="Normal"><text:span text:style-name="T23">L’économie</text:span> :Ils peuvent mieux cibler leurs clients avec leur offres adaptés en fonction de leurs besoins.</text:p>
      <text:p text:style-name="Normal"><text:span text:style-name="T24">Le marketing</text:span> :Le big data leurs permet de mieux<text:s/>cibler les clients.</text:p>
      <text:p text:style-name="Normal"><text:span text:style-name="T25">Le secteur bancaire</text:span> :Elle permet de proposer des services adaptés au profils de ses clients ou de mieux anticiper de défaut ou de liquidité.</text:p>
      <text:p text:style-name="Normal"><text:s/></text:p>
      <text:p text:style-name="P26">Exemple de boites utilisant le big Data :</text:p>
      <text:p text:style-name="Normal"><text:span text:style-name="T27">Amazon</text:span><text:span text:style-name="T28">/C-discount :</text:span><text:span text:style-name="T29">Ils utilisent le big DATA pour stocker leurs données et grâces à ça ils peuvent ensuite cibler un contenu adapter à l’historique de recherche du client par exemple.</text:span></text:p>
      <text:p text:style-name="Normal"><text:span text:style-name="T30">Caisse D’épargne/Banque Postal/BNB Paribas :</text:span><text:span text:style-name="T31">Dans l’exemple des banques,Le big DATA permet à ces dernières de pouvoir adapter les services en fonctions de leurs clients.</text:span><text:span text:style-name="T32">(Par exemple,il peuvent regarder si un client est en « capacité » de demander un prêt).</text:span></text:p>
      <text:soft-page-break/>
      <text:p text:style-name="Normal"><text:span text:style-name="T33">Dans les cas de jeux vidéos</text:span><text:span text:style-name="T34"> :</text:span><text:span text:style-name="T35">Dans ce cas là,Le Big data permet au développeurs de reçevoir <text:s/>un avis général sur leurs jeux,fonctionnalités et de bugs qui leur permettront de corriger ces bugs via des patchs.</text:span></text:p>
      <text:p text:style-name="P36">Cas « Extrème » :</text:p>
      <text:p text:style-name="P37">Le cas « Hurricane Sandy » :Dans le cas de L’ouragan de sandy de 2012 qui touché toute la côte EST des Etats-Unis,une partie de la côte EST du Canada,La Jamaïque,Cuba,Haïti et les Bahamas.,en collectant les Big Data de plusieurs centre météorologiques,il a été possible de prévoir la catastrophe plus de 5 jours à l’avances,ce qui leur a permis de pendre les mesures nécessaires pour éviter le plus de pertes humains que possible.(pour une telle catastrophe, « seulement » 210 personnes sont mortes.</text:p>
      <text:p text:style-name="P38"/>
      <text:p text:style-name="P39">Avantages/Désavantages :</text:p>
      <text:p text:style-name="P40"/>
      <text:p text:style-name="Normal"><text:span text:style-name="T41">Avantages</text:span><text:span text:style-name="T42"> :</text:span></text:p>
      <text:p text:style-name="P43">Il permet de pouvoir bien mieux optimiser les offres envers ses clients/prestataires etc… grâce à un moyen d’analyse plus complet avec des informations plus précises et complètes.</text:p>
      <text:p text:style-name="P44">Elle permet d’anticiper les besoins et demandes :Dans le cas cité ci-dessus avec Amazon,C-Discount,de part l’historique de navigation d’un utilisateur,il est possible de mieux cibler du contenu précis à ce même utilisateur.</text:p>
      <text:p text:style-name="P45">Elle permet de prévoir certains élèments de la vie de tout les jours,comme par exemple le cas de l’ouragan Sandy grâce à des données météorologiques extrèment pousser ou encore un futur accouchement d’une femme enceinte en analysant son comportement d’achat et ses recherches.</text:p>
      <text:p text:style-name="P46"/>
      <text:p text:style-name="P47">Inconvénient :</text:p>
      <text:p text:style-name="Normal">Il y’a un risque d’exploitations des données personnelles ou que de reventes de données personnels de grosses boites comme Facebook,La NSA etc..</text:p>
      <text:p text:style-name="Normal">Il y’a aussi un manque assez flagrant de sécurité au niveau des données stockées qui peuvent être accessible assez,pas tant que ça non plus,facilement.<text:s/></text:p>
      <text:p text:style-name="Normal"/>
      <text:p text:style-name="Normal"><text:span text:style-name="T48">Person of interest</text:span><text:span text:style-name="T49">.à voir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illy Logan</meta:initial-creator>
    <dc:creator>Billy Logan</dc:creator>
    <meta:creation-date>2021-06-22T13:00:00Z</meta:creation-date>
    <dc:date>2021-06-23T21:57:00Z</dc:date>
    <meta:template xlink:href="Normal" xlink:type="simple"/>
    <meta:editing-cycles>20</meta:editing-cycles>
    <meta:editing-duration>PT52500S</meta:editing-duration>
    <meta:document-statistic meta:page-count="3" meta:paragraph-count="13" meta:word-count="1048" meta:character-count="6802" meta:row-count="48" meta:non-whitespace-character-count="5767"/>
  </office:meta>
</office:document-meta>
</file>